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fo:font-size="18pt" style:font-size-asian="15.75pt" style:font-size-complex="18pt"/>
    </style:style>
    <style:style style:name="P2" style:family="paragraph" style:parent-style-name="Standard">
      <style:text-properties fo:font-size="18pt" style:font-size-asian="15.75pt" style:font-size-complex="18pt"/>
    </style:style>
    <style:style style:name="P3" style:family="paragraph" style:parent-style-name="Standard">
      <style:text-properties fo:font-size="18pt" officeooo:rsid="00158398" officeooo:paragraph-rsid="00158398" style:font-size-asian="15.75pt" style:font-size-complex="18pt"/>
    </style:style>
    <style:style style:name="P4" style:family="paragraph" style:parent-style-name="Standard">
      <style:text-properties fo:font-size="18pt" officeooo:rsid="0018d3e6" officeooo:paragraph-rsid="0018d3e6" style:font-size-asian="15.75pt" style:font-size-complex="18pt"/>
    </style:style>
    <style:style style:name="P5" style:family="paragraph" style:parent-style-name="Standard">
      <style:text-properties fo:font-size="18pt" officeooo:rsid="0019731c" officeooo:paragraph-rsid="0019731c" style:font-size-asian="15.75pt" style:font-size-complex="18pt"/>
    </style:style>
    <style:style style:name="P6" style:family="paragraph" style:parent-style-name="Standard">
      <style:text-properties fo:font-size="18pt" officeooo:paragraph-rsid="001d03b6" style:font-size-asian="18pt" style:font-size-complex="18pt"/>
    </style:style>
    <style:style style:name="P7" style:family="paragraph" style:parent-style-name="Text_20_body">
      <style:text-properties fo:font-size="18pt" officeooo:paragraph-rsid="001de802" style:font-size-asian="15.75pt" style:font-size-complex="18pt"/>
    </style:style>
    <style:style style:name="P8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style:font-name="Inter" fo:font-size="12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fo:font-variant="normal" fo:text-transform="none" fo:color="#f8f8f2" style:font-name="monospace" fo:font-size="9.75pt" fo:letter-spacing="normal" fo:font-style="normal" fo:font-weight="normal"/>
    </style:style>
    <style:style style:name="T5" style:family="text">
      <style:text-properties fo:font-variant="normal" fo:text-transform="none" fo:color="#f8f8f2" fo:letter-spacing="normal"/>
    </style:style>
    <style:style style:name="T6" style:family="text">
      <style:text-properties fo:font-variant="normal" fo:text-transform="none" fo:color="#8be9fd" style:font-name="monospace" fo:font-size="9.75pt" fo:letter-spacing="normal" fo:font-style="normal" fo:font-weight="normal"/>
    </style:style>
    <style:style style:name="T7" style:family="text">
      <style:text-properties fo:font-variant="normal" fo:text-transform="none" fo:color="#f1fa8c" style:font-name="monospace" fo:font-size="9.75pt" fo:letter-spacing="normal" fo:font-style="normal" fo:font-weight="normal"/>
    </style:style>
    <style:style style:name="T8" style:family="text">
      <style:text-properties fo:font-weight="normal" style:font-size-asian="18pt" style:font-weight-asian="normal" style:font-weight-complex="normal"/>
    </style:style>
    <style:style style:name="T9" style:family="text">
      <style:text-properties loext:padding="0cm" loext:border="none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weight="bold" style:font-size-asian="18pt" style:font-weight-asian="bold" style:font-weight-complex="bold"/>
    </style:style>
    <style:style style:name="T13" style:family="text">
      <style:text-properties officeooo:rsid="001b04a6"/>
    </style:style>
    <style:style style:name="T14" style:family="text">
      <style:text-properties officeooo:rsid="001d63c9" loext:padding="0cm" loext:border="none"/>
    </style:style>
    <style:style style:name="T15" style:family="text">
      <style:text-properties style:font-size-asian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sing Variables in terraform</text:h>
      <text:p text:style-name="Standard"><text:span text:style-name="T11">How can we use </text:span><text:span text:style-name="Source_20_Text"><text:span text:style-name="T11">environment </text:span></text:span><text:span text:style-name="T11">variables to pass </text:span><text:span text:style-name="Source_20_Text"><text:span text:style-name="T11">input variables </text:span></text:span><text:span text:style-name="T11">in </text:span><text:span text:style-name="Source_20_Text"><text:span text:style-name="T11">terraform </text:span></text:span><text:span text:style-name="T11">scripts?</text:span></text:p>
      <text:p text:style-name="P3">TF_VAR&lt;variable_name&gt;</text:p>
      <text:p text:style-name="P2"/>
      <text:p text:style-name="P8">Which method has the highest priority in Variable Definition Precedence? If unsure, Refer to the documentation. Documentation tab is available at the top right.</text:p>
      <text:p text:style-name="P4">Comand line flag -var </text:p>
      <text:p text:style-name="P2"/>
      <text:p text:style-name="Standard"><text:span text:style-name="T11">Which one of the following commands is a valid way to make use of a custom variable file with the </text:span><text:span text:style-name="Source_20_Text"><text:span text:style-name="T11">terraform apply </text:span></text:span><text:span text:style-name="T11">command?</text:span></text:p>
      <text:p text:style-name="P5">Terraform apply -var- file variales.<text:span text:style-name="T13">tfvars</text:span></text:p>
      <text:p text:style-name="P5"/>
      <text:p text:style-name="Standard"><text:span text:style-name="T11">Declare the variable called </text:span><text:span text:style-name="Source_20_Text"><text:span text:style-name="T11">filename </text:span></text:span><text:span text:style-name="T11">with type </text:span><text:span text:style-name="Source_20_Text"><text:span text:style-name="T11">string </text:span></text:span><text:span text:style-name="T11">in the file </text:span><text:span text:style-name="Source_20_Text"><text:span text:style-name="T11">variables.tf </text:span></text:span><text:span text:style-name="T11">Don't have to specify a </text:span><text:span text:style-name="Source_20_Text"><text:span text:style-name="T11">default </text:span></text:span><text:span text:style-name="T11">value.</text:span></text:p>
      <text:p text:style-name="P6">variable filename { </text:p>
      <text:p text:style-name="P6">type = string </text:p>
      <text:p text:style-name="P6">}</text:p>
      <text:p text:style-name="P2"/>
      <text:p text:style-name="Text_20_body"><text:span text:style-name="T11">If we run </text:span><text:span text:style-name="Source_20_Text"><text:span text:style-name="T11">terraform apply </text:span></text:span><text:span text:style-name="T11">with a </text:span><text:span text:style-name="Source_20_Text"><text:span text:style-name="T11">-var </text:span></text:span><text:span text:style-name="T11">command line flag as shown below, which value would be considered by </text:span><text:span text:style-name="Source_20_Text"><text:span text:style-name="T11">terraform</text:span></text:span><text:span text:style-name="T11">?</text:span></text:p>
      <text:p text:style-name="Text_20_body"><text:span text:style-name="Source_20_Text"><text:span text:style-name="T11">terraform apply -var filename=/root/tennis.txt</text:span></text:span></text:p>
      <text:p text:style-name="P7"><text:span text:style-name="Source_20_Text"><text:span text:style-name="T8">/root/tennis.tx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23:20:19.848774097</meta:creation-date>
    <dc:date>2024-04-23T23:28:58.536177187</dc:date>
    <meta:editing-duration>PT8M3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26" meta:character-count="808" meta:non-whitespace-character-count="693"/>
  </office:meta>
</office:document-meta>
</file>